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f0c" officeooo:paragraph-rsid="00142f0c"/>
    </style:style>
    <style:style style:name="P2" style:family="paragraph" style:parent-style-name="Standard">
      <style:text-properties officeooo:rsid="00142f0c" officeooo:paragraph-rsid="00179b36"/>
    </style:style>
    <style:style style:name="P3" style:family="paragraph" style:parent-style-name="Standard">
      <style:text-properties officeooo:rsid="0014b418" officeooo:paragraph-rsid="0014b418"/>
    </style:style>
    <style:style style:name="P4" style:family="paragraph" style:parent-style-name="Standard">
      <style:text-properties officeooo:rsid="00174c26" officeooo:paragraph-rsid="00174c26"/>
    </style:style>
    <style:style style:name="P5" style:family="paragraph" style:parent-style-name="Standard">
      <style:text-properties officeooo:rsid="00179b36" officeooo:paragraph-rsid="00179b36"/>
    </style:style>
    <style:style style:name="P6" style:family="paragraph" style:parent-style-name="Standard">
      <style:text-properties officeooo:rsid="0019c6c7" officeooo:paragraph-rsid="0019c6c7"/>
    </style:style>
    <style:style style:name="P7" style:family="paragraph" style:parent-style-name="Standard">
      <style:text-properties officeooo:rsid="001a77dc" officeooo:paragraph-rsid="001a77dc"/>
    </style:style>
    <style:style style:name="P8" style:family="paragraph" style:parent-style-name="Standard">
      <style:text-properties officeooo:rsid="001b49c1" officeooo:paragraph-rsid="001b49c1"/>
    </style:style>
    <style:style style:name="P9" style:family="paragraph" style:parent-style-name="Standard">
      <style:text-properties officeooo:rsid="001c2a9d" officeooo:paragraph-rsid="001c2a9d"/>
    </style:style>
    <style:style style:name="P10" style:family="paragraph" style:parent-style-name="Standard">
      <style:text-properties officeooo:rsid="00200089" officeooo:paragraph-rsid="00200089"/>
    </style:style>
    <style:style style:name="P11" style:family="paragraph" style:parent-style-name="Standard">
      <style:text-properties officeooo:rsid="00200089" officeooo:paragraph-rsid="0021909a"/>
    </style:style>
    <style:style style:name="P12" style:family="paragraph" style:parent-style-name="Standard">
      <style:text-properties officeooo:rsid="0021909a" officeooo:paragraph-rsid="0021909a"/>
    </style:style>
    <style:style style:name="P13" style:family="paragraph" style:parent-style-name="Standard">
      <style:text-properties officeooo:paragraph-rsid="0021909a"/>
    </style:style>
    <style:style style:name="P14" style:family="paragraph" style:parent-style-name="Standard">
      <style:text-properties officeooo:rsid="0022d085" officeooo:paragraph-rsid="0022d085"/>
    </style:style>
    <style:style style:name="P15" style:family="paragraph" style:parent-style-name="Standard" style:list-style-name="L1">
      <style:text-properties fo:color="#0a3164" style:text-underline-style="solid" style:text-underline-width="auto" style:text-underline-color="font-color" officeooo:rsid="0028c08b" officeooo:paragraph-rsid="0028c08b"/>
    </style:style>
    <style:style style:name="P16" style:family="paragraph" style:parent-style-name="Standard" style:list-style-name="L1">
      <style:text-properties fo:color="#780373" style:text-underline-style="none" officeooo:rsid="0028c08b" officeooo:paragraph-rsid="0028c08b"/>
    </style:style>
    <style:style style:name="P17" style:family="paragraph" style:parent-style-name="Standard">
      <style:text-properties fo:font-weight="bold" officeooo:rsid="002a0899" officeooo:paragraph-rsid="002a0899" style:font-weight-asian="bold" style:font-weight-complex="bold"/>
    </style:style>
    <style:style style:name="P18" style:family="paragraph" style:parent-style-name="Standard" style:list-style-name="L1">
      <style:text-properties fo:font-weight="bold" officeooo:rsid="002a0899" officeooo:paragraph-rsid="002a0899" style:font-weight-asian="bold" style:font-weight-complex="bold"/>
    </style:style>
    <style:style style:name="P19" style:family="paragraph" style:parent-style-name="Standard" style:list-style-name="L1">
      <style:text-properties fo:font-weight="normal" officeooo:rsid="002ade1e" officeooo:paragraph-rsid="002ade1e" style:font-weight-asian="normal" style:font-weight-complex="normal"/>
    </style:style>
    <style:style style:name="P20" style:family="paragraph" style:parent-style-name="Standard">
      <style:text-properties fo:font-weight="normal" officeooo:rsid="002aeb6e" officeooo:paragraph-rsid="002aeb6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79b36"/>
    </style:style>
    <style:style style:name="T4" style:family="text">
      <style:text-properties officeooo:rsid="00179b36"/>
    </style:style>
    <style:style style:name="T5" style:family="text">
      <style:text-properties officeooo:rsid="001b49c1"/>
    </style:style>
    <style:style style:name="T6" style:family="text">
      <style:text-properties officeooo:rsid="0021909a"/>
    </style:style>
    <style:style style:name="T7" style:family="text">
      <style:text-properties fo:font-style="normal" fo:font-weight="bold" officeooo:rsid="0021909a" style:font-style-asian="normal" style:font-weight-asian="bold" style:font-style-complex="normal" style:font-weight-complex="bold"/>
    </style:style>
    <style:style style:name="T8" style:family="text">
      <style:text-properties fo:color="#780373"/>
    </style:style>
    <style:style style:name="T9" style:family="text">
      <style:text-properties fo:color="#780373" officeooo:rsid="0024eab6"/>
    </style:style>
    <style:style style:name="T10" style:family="text">
      <style:text-properties fo:color="#780373" officeooo:rsid="0022a812"/>
    </style:style>
    <style:style style:name="T11" style:family="text">
      <style:text-properties fo:color="#780373" officeooo:rsid="0021909a"/>
    </style:style>
    <style:style style:name="T12" style:family="text">
      <style:text-properties fo:color="#780373" officeooo:rsid="0014b418"/>
    </style:style>
    <style:style style:name="T13" style:family="text">
      <style:text-properties fo:color="#780373" style:text-underline-style="solid" style:text-underline-width="auto" style:text-underline-color="font-color"/>
    </style:style>
    <style:style style:name="T14" style:family="text">
      <style:text-properties fo:color="#780373" style:text-underline-style="solid" style:text-underline-width="auto" style:text-underline-color="font-color" officeooo:rsid="0021909a"/>
    </style:style>
    <style:style style:name="T15" style:family="text">
      <style:text-properties fo:color="#780373" style:text-underline-style="none"/>
    </style:style>
    <style:style style:name="T16" style:family="text">
      <style:text-properties fo:color="#0a3164" style:text-underline-style="solid" style:text-underline-width="auto" style:text-underline-color="font-color"/>
    </style:style>
    <style:style style:name="T17" style:family="text">
      <style:text-properties fo:color="#0a3164" style:text-underline-style="solid" style:text-underline-width="auto" style:text-underline-color="font-color" fo:font-weight="normal" officeooo:rsid="001b49c1" style:font-weight-asian="normal" style:font-weight-complex="normal"/>
    </style:style>
    <style:style style:name="T18" style:family="text">
      <style:text-properties fo:color="#0a3164" style:text-underline-style="solid" style:text-underline-width="auto" style:text-underline-color="font-color" officeooo:rsid="00179b36"/>
    </style:style>
    <style:style style:name="T19" style:family="text">
      <style:text-properties fo:color="#8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rson</text:span>(<text:span text:style-name="T16">PersonenID</text:span>, Name, Geburtsdatum, Adresse, <text:span text:style-name="T8">#PLZ</text:span>)</text:p>
      <text:p text:style-name="P2"><text:span text:style-name="T1">Ort</text:span>(<text:span text:style-name="T16">PLZ</text:span>, Name)</text:p>
      <text:p text:style-name="P1"/>
      <text:p text:style-name="P4"><text:span text:style-name="T1">Kunde</text:span>(<text:span text:style-name="T8">#</text:span><text:span text:style-name="T16">PersonenID</text:span>, Email, Kundennummer, Kreditkartennummer)</text:p>
      <text:p text:style-name="P1"><text:span text:style-name="T1">Mitarbeiter</text:span>(<text:span text:style-name="T15">#</text:span><text:span text:style-name="T16">PersonenID</text:span>, Sozialversicherungsnummer, <text:span text:style-name="T8">#GehalststufeID</text:span>, <text:span text:style-name="T12">#RollenID</text:span>)</text:p>
      <text:p text:style-name="P1"><text:span text:style-name="T1">Gehaltsstufe</text:span>(<text:span text:style-name="T16">GehaltsstufeID</text:span>, Gehalt)</text:p>
      <text:p text:style-name="P3"><text:span text:style-name="T1">MitarbeiterRolle</text:span>(<text:span text:style-name="T16">RollenID</text:span>, Bezeichnung)</text:p>
      <text:p text:style-name="P4"/>
      <text:p text:style-name="P7"><text:span text:style-name="T1">Bahnhof</text:span>(<text:span text:style-name="T17">BahnhofID</text:span><text:span text:style-name="T5">, Bezeichnung, Adresse, Telefonnummer</text:span>)</text:p>
      <text:p text:style-name="P8"><text:span text:style-name="T1">ServiceDesk</text:span>(<text:span text:style-name="T16">ServiceDeskID</text:span>, Telefonnummer, <text:span text:style-name="T8">#BahnhofID</text:span>)</text:p>
      <text:p text:style-name="P8"><text:span text:style-name="T1">Bahnsteig</text:span>(<text:span text:style-name="T16">BahnsteigID</text:span>, Bezeichnung, <text:span text:style-name="T11">#BahnhofID</text:span>)</text:p>
      <text:p text:style-name="P9"><text:span text:style-name="T1">Verbindung</text:span>(<text:span text:style-name="T16">VerbindungsID</text:span>, Ankunftszeit, Abfahrtszeit, <text:span text:style-name="T8">#BahnsteigAnkunftID</text:span>, <text:span text:style-name="T8">#BahnsteigAbfahrtID</text:span>, <text:span text:style-name="T11">#ZugID</text:span>)</text:p>
      <text:p text:style-name="P9"/>
      <text:p text:style-name="P11"><text:span text:style-name="T1">TicketArt</text:span>(<text:span text:style-name="T16">TicketArtID</text:span>, Bezeichnung)</text:p>
      <text:p text:style-name="P10"><text:span text:style-name="T1">Ticket</text:span>(<text:span text:style-name="T16">TicketID</text:span>, Preis, Kaufdatum, <text:span text:style-name="T8">#TicketArt</text:span>, <text:span text:style-name="T10">#PersonID</text:span>)</text:p>
      <text:p text:style-name="P12"><text:span text:style-name="T1">OneTimeTicket</text:span>(<text:span text:style-name="T8">#</text:span><text:span text:style-name="T13">TicketID</text:span>, gültig)</text:p>
      <text:p text:style-name="P13"><text:span text:style-name="T7">MehrfachTicket</text:span><text:span text:style-name="T6">(</text:span><text:span text:style-name="T11">#</text:span><text:span text:style-name="T14">TicketID</text:span><text:span text:style-name="T6">, GültigVon, GültiAb)</text:span></text:p>
      <text:p text:style-name="P4"/>
      <text:p text:style-name="P4"><text:span text:style-name="T1">Zug</text:span>(<text:span text:style-name="T18">ZugID</text:span><text:span text:style-name="T4">, Seriennummer)</text:span></text:p>
      <text:p text:style-name="P5"><text:span text:style-name="T1">Wagon</text:span>(<text:span text:style-name="T16">WagonID</text:span>, <text:span text:style-name="T8">#ZugID</text:span>, Baujahr, LetzteWartung, <text:span text:style-name="T8">#WagonArt</text:span><text:span text:style-name="T9">ID</text:span>)</text:p>
      <text:p text:style-name="P5"><text:span text:style-name="T1">Lokomotive</text:span>(<text:span text:style-name="T16">LokomotivID</text:span>, <text:span text:style-name="T8">#ZugID</text:span>, Baujahr, LetzteWartung, Leistung)</text:p>
      <text:p text:style-name="P5"><text:span text:style-name="T1">WagonArt</text:span>(<text:span text:style-name="T16">WagonArtID</text:span>, Klasse, Kapazität)</text:p>
      <text:p text:style-name="P6"><text:span text:style-name="T1">Wartung</text:span>(<text:span text:style-name="T16">WartungsID</text:span>, <text:span text:style-name="T8">#ZugID</text:span>, Von, Bis)</text:p>
      <text:p text:style-name="P6"/>
      <text:p text:style-name="P7"><text:span text:style-name="T1">Produkt</text:span>(<text:span text:style-name="T16">ProduktID</text:span>, Name, Preis)</text:p>
      <text:p text:style-name="P7"><text:span text:style-name="T1">Allergen</text:span>(<text:span text:style-name="T16">AllergenID</text:span>, Bezeichnung, Kürzel)</text:p>
      <text:p text:style-name="P7"><text:span text:style-name="T1">Produkt_Allergen</text:span>(<text:span text:style-name="T8">#</text:span><text:span text:style-name="T16">ProduktID</text:span>, <text:span text:style-name="T8">#</text:span><text:span text:style-name="T16">AllergenID</text:span>)</text:p>
      <text:p text:style-name="P14"><text:span text:style-name="T1">Produkt_Wagon</text:span>(<text:span text:style-name="T8">#</text:span><text:span text:style-name="T16">ProduktID</text:span>, <text:span text:style-name="T8">#</text:span><text:span text:style-name="T16">WagonID</text:span>)</text:p>
      <text:p text:style-name="P7"/>
      <text:p text:style-name="P17">Legende</text:p>
      <text:p text:style-name="P20">Ich bin ein(e)...</text:p>
      <text:list xml:id="list3761489898" text:style-name="L1">
        <text:list-item>
          <text:p text:style-name="P18">Tabelle</text:p>
        </text:list-item>
        <text:list-item>
          <text:p text:style-name="P19">Attribut</text:p>
        </text:list-item>
        <text:list-item>
          <text:p text:style-name="P15">PrimaryKey</text:p>
        </text:list-item>
        <text:list-item>
          <text:p text:style-name="P16">#ForeignKey</text:p>
        </text:list-item>
        <text:list-item>
          <text:p text:style-name="P15"><text:span text:style-name="T19">#</text:span>CombinedKe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18:03:54.962635778</meta:creation-date>
    <dc:date>2020-11-28T18:45:44.871466493</dc:date>
    <meta:editing-duration>PT41M39S</meta:editing-duration>
    <meta:editing-cycles>26</meta:editing-cycles>
    <meta:generator>LibreOffice/6.4.6.2$Linux_X86_64 LibreOffice_project/40$Build-2</meta:generator>
    <meta:document-statistic meta:table-count="0" meta:image-count="0" meta:object-count="0" meta:page-count="1" meta:paragraph-count="30" meta:word-count="90" meta:character-count="1156" meta:non-whitespace-character-count="1101"/>
  </office:meta>
</office:document-meta>
</file>